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1.17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00a65d"/>
    </style:style>
    <style:style style:name="ce3" style:family="table-cell" style:parent-style-name="Default">
      <style:table-cell-properties fo:background-color="#1b75bc"/>
    </style:style>
    <style:style style:name="ce4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f68e76"/>
    </style:style>
    <style:style style:name="ce6" style:family="table-cell" style:parent-style-name="Default">
      <style:table-cell-properties fo:background-color="#bcaed5"/>
    </style:style>
    <style:style style:name="ce7" style:family="table-cell" style:parent-style-name="Default">
      <style:table-cell-properties fo:background-color="#2b511a"/>
    </style:style>
    <style:style style:name="ce8" style:family="table-cell" style:parent-style-name="Default">
      <style:table-cell-properties fo:background-color="#72bf44"/>
    </style:style>
    <style:style style:name="ce9" style:family="table-cell" style:parent-style-name="Default">
      <style:table-cell-properties fo:background-color="#0066b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2" table:default-cell-style-name="ce1"/>
        <table:table-column table:style-name="co1" table:number-columns-repeated="7" table:default-cell-style-name="Default"/>
        <table:table-column table:style-name="co1" table:number-columns-repeated="11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1" table:number-columns-repeated="967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4"/>
          <table:table-cell table:style-name="ce2" office:value-type="float" office:value="2048" calcext:value-type="float">
            <text:p>2048</text:p>
          </table:table-cell>
          <table:table-cell table:style-name="ce2" table:number-columns-repeated="13"/>
          <table:table-cell table:number-columns-repeated="17"/>
          <table:table-cell table:style-name="ce4"/>
          <table:table-cell table:style-name="ce8" office:value-type="float" office:value="2048" calcext:value-type="float">
            <text:p>2048</text:p>
          </table:table-cell>
          <table:table-cell table:style-name="ce8" table:number-columns-repeated="3"/>
          <table:table-cell table:style-name="ce9" table:number-columns-repeated="2"/>
          <table:table-cell table:style-name="ce9" office:value-type="float" office:value="2052" calcext:value-type="float">
            <text:p>2052</text:p>
          </table:table-cell>
          <table:table-cell table:style-name="ce9" table:number-columns-repeated="2"/>
          <table:table-cell table:style-name="ce7" office:value-type="float" office:value="2056" calcext:value-type="float">
            <text:p>2056</text:p>
          </table:table-cell>
          <table:table-cell table:style-name="ce7" table:number-columns-repeated="3"/>
          <table:table-cell table:style-name="Default"/>
          <table:table-cell table:number-columns-repeated="967"/>
        </table:table-row>
        <table:table-row table:style-name="ro1" table:number-rows-repeated="6">
          <table:table-cell table:style-name="ce2" table:number-columns-repeated="25"/>
          <table:table-cell table:number-columns-repeated="7"/>
          <table:table-cell table:style-name="ce7" table:number-columns-repeated="25"/>
          <table:table-cell table:number-columns-repeated="967"/>
        </table:table-row>
        <table:table-row table:style-name="ro1">
          <table:table-cell table:style-name="ce2" table:number-columns-repeated="12"/>
          <table:table-cell table:style-name="ce3" office:value-type="string" calcext:value-type="string">
            <text:p>2048+4*N</text:p>
          </table:table-cell>
          <table:table-cell table:style-name="ce3" table:number-columns-repeated="12"/>
          <table:table-cell table:number-columns-repeated="7"/>
          <table:table-cell table:style-name="Default" table:number-columns-repeated="25"/>
          <table:table-cell table:number-columns-repeated="967"/>
        </table:table-row>
        <table:table-row table:style-name="ro1" table:number-rows-repeated="6">
          <table:table-cell table:style-name="ce3" table:number-columns-repeated="25"/>
          <table:table-cell table:number-columns-repeated="7"/>
          <table:table-cell table:style-name="Default" table:number-columns-repeated="25"/>
          <table:table-cell table:number-columns-repeated="967"/>
        </table:table-row>
        <table:table-row table:style-name="ro1">
          <table:table-cell table:style-name="ce3" table:number-columns-repeated="12"/>
          <table:table-cell table:style-name="ce5" office:value-type="string" calcext:value-type="string">
            <text:p>2048+*4*N*2</text:p>
          </table:table-cell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Default" table:number-columns-repeated="2"/>
          <table:table-cell table:number-columns-repeated="7"/>
          <table:table-cell table:style-name="Default" table:number-columns-repeated="25"/>
          <table:table-cell table:number-columns-repeated="9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9:15:51.799528361</meta:creation-date>
    <dc:date>2019-05-03T12:17:19.120211674</dc:date>
    <meta:editing-duration>PT1H51M17S</meta:editing-duration>
    <meta:editing-cycles>3</meta:editing-cycles>
    <meta:generator>LibreOffice/6.0.7.3$Linux_X86_64 LibreOffice_project/00m0$Build-3</meta:generator>
    <meta:document-statistic meta:table-count="1" meta:cell-count="9" meta:object-count="0"/>
  </office:meta>
</office:document-meta>
</file>